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supportedMediaTypeStatusException.getRespons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upportedMediaTypeStatusException.get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upportedMediaTypeStatusException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upportedMediaTypeStatusException.getBod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upportedMediaTypeStatusException.getHead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nsupportedMediaTypeStatusException.UnsupportedMediaTypeStatusException( @ Nullable MediaType contentType , List &lt; MediaType &gt; supported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upportedMediaTypeStatusException.initMessage( @ Nullable MediaType contentType , @ Nullable ResolvableType body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supportedMediaTypeStatusException.UnsupportedMediaTypeStatusException( @ Nullable String reason , List &lt; MediaType &gt; supported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supportedMediaTypeStatusException.UnsupportedMediaTypeStatusException( @ Nullable MediaType contentType , List &lt; MediaType &gt; supportedTypes , @ Nullable Http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upportedMediaTypeStatusException.UnsupportedMediaTypeStatusException( @ Nullable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upportedMediaTypeStatusException.UnsupportedMediaTypeStatusException( @ Nullable MediaType contentType , List &lt; MediaType &gt; supportedTypes , @ Nullable ResolvableType bod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upportedMediaTypeStatusException.UnsupportedMediaTypeStatusException( @ Nullable MediaType contentType , List &lt; MediaType &gt; supportedTypes , @ Nullable ResolvableType bodyType , @ Nullable Http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